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 xlink:type="simple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 xlink:type="simple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2.2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span text:style-name="T1"><text:a xlink:href="http://www.jgoodies.com/downloads/librar" xlink:type="simple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 xlink:type="simple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11.0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1.3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 xlink:type="simple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 xlink:type="simple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 xlink:type="simple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 xlink:type="simple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 xlink:type="simple">http://www.tritonus.org</text:a></text:span></text:p>
          </table:table-cell>
          <table:table-cell table:style-name="ce13" office:value-type="string">
            <text:p><text:span text:style-name="T1"><text:a xlink:href="https://sourceforge/" xlink:type="simple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 xlink:type="simple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 xlink:type="simple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 xlink:type="simple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Websit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ebsit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1" number:language="en" number:country="AU">
      <number:day/>
      <number:text>-</number:text>
      <number:month number:textual="true"/>
      <number:text>-</number:text>
      <number:year/>
    </number:date-style>
    <number:date-style style:name="N10112" number:language="en" number:country="AU">
      <number:day/>
      <number:text>-</number:text>
      <number:month number:textual="true"/>
    </number:date-style>
    <number:date-style style:name="N10113" number:language="en" number:country="AU">
      <number:month number:textual="true"/>
      <number:text>-</number:text>
      <number:year/>
    </number:date-style>
    <number:time-style style:name="N10114" number:language="en" number:country="AU">
      <number:hours/>
      <number:text>:</number:text>
      <number:minute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n" number:country="AU">
      <number:hours/>
      <number:text>:</number:text>
      <number:minutes number:style="long"/>
    </number:time-style>
    <number:time-style style:name="N10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3T16:13:38</dc:date>
    <meta:editing-cycles>112</meta:editing-cycles>
    <meta:editing-duration>P28DT18H14M28S</meta:editing-duration>
    <meta:generator>LibreOffice/3.5$Linux_X86_64 LibreOffice_project/350m1$Build-2</meta:generator>
    <meta:document-statistic meta:table-count="1" meta:cell-count="361" meta:object-count="0"/>
  </office:meta>
</office:document-meta>
</file>